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" style:family="table">
      <style:table-properties style:width="18.754cm" fo:margin-left="-1.51cm" table:align="left"/>
    </style:style>
    <style:style style:name="Tabla14.A" style:family="table-column">
      <style:table-column-properties style:column-width="2.487cm"/>
    </style:style>
    <style:style style:name="Tabla14.C" style:family="table-column">
      <style:table-column-properties style:column-width="1.797cm"/>
    </style:style>
    <style:style style:name="Tabla14.D" style:family="table-column">
      <style:table-column-properties style:column-width="1.981cm"/>
    </style:style>
    <style:style style:name="Tabla14.E" style:family="table-column">
      <style:table-column-properties style:column-width="2.563cm"/>
    </style:style>
    <style:style style:name="Tabla14.F" style:family="table-column">
      <style:table-column-properties style:column-width="7.438cm"/>
    </style:style>
    <style:style style:name="Tabla1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Calibri" fo:font-size="11pt" officeooo:paragraph-rsid="00003d10" style:font-size-asian="11pt" style:font-name-complex="Calibri" style:font-size-complex="11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1pt" officeooo:paragraph-rsid="00003d10" style:font-size-asian="11pt" style:font-name-complex="Calibri" style:font-size-complex="11pt"/>
    </style:style>
    <style:style style:name="P3" style:family="paragraph" style:parent-style-name="Standard">
      <style:text-properties officeooo:paragraph-rsid="00003d10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Calibri" fo:font-size="11pt" officeooo:paragraph-rsid="00003d10" style:font-size-asian="11pt" style:font-name-complex="Calibri" style:font-size-complex="11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libri" fo:font-size="11pt" officeooo:paragraph-rsid="00003d10" style:font-size-asian="11pt" style:font-name-complex="Calibri" style:font-size-complex="11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Calibri" fo:font-size="14pt" fo:font-weight="bold" officeooo:paragraph-rsid="00003d10" style:font-size-asian="14pt" style:font-weight-asian="bold" style:font-name-complex="Calibri" style:font-size-complex="14pt" style:font-weight-complex="bold"/>
    </style:style>
    <text:list-style style:name="L1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margin-left="0.501cm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margin-left="1.002cm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margin-left="1.503cm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margin-left="2.004cm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margin-left="2.505cm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margin-left="3.006cm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margin-left="3.507cm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margin-left="4.008cm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margin-left="4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a14" table:style-name="Tabla14">
        <table:table-column table:style-name="Tabla14.A" table:number-columns-repeated="2"/>
        <table:table-column table:style-name="Tabla14.C"/>
        <table:table-column table:style-name="Tabla14.D"/>
        <table:table-column table:style-name="Tabla14.E"/>
        <table:table-column table:style-name="Tabla14.F"/>
        <table:table-row>
          <table:table-cell table:style-name="Tabla14.A1" table:number-columns-spanned="6" office:value-type="string">
            <text:p text:style-name="P1"/>
            <text:p text:style-name="P6">COTIZACIÓN DE LAS PERCEPCIONES NO SALARIALES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1" table:number-columns-spanned="5" office:value-type="string">
            <text:p text:style-name="P2"/>
            <text:p text:style-name="P1">Concepto</text:p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1">Importe computable</text:p>
            <text:p text:style-name="P2">(importe que cotiza y por lo tanto se debe incluir en las bases de cotización)</text:p>
          </table:table-cell>
        </table:table-row>
        <table:table-row>
          <table:table-cell table:style-name="Tabla14.A1" table:number-rows-spanned="7" office:value-type="string">
            <text:p text:style-name="P2">Gastos de manutención y estancia en un municipio distinto al lugar de trabajo o residencia (dietas)</text:p>
          </table:table-cell>
          <table:table-cell table:style-name="Tabla14.A1" table:number-columns-spanned="4" office:value-type="string">
            <text:p text:style-name="P2">Gastos de estancia (dormir)</text:p>
          </table:table-cell>
          <table:covered-table-cell/>
          <table:covered-table-cell/>
          <table:covered-table-cell/>
          <table:table-cell table:style-name="Tabla14.A1" office:value-type="string">
            <text:p text:style-name="P2">Las cantidades que excedan del importe justificado.</text:p>
          </table:table-cell>
        </table:table-row>
        <table:table-row>
          <table:covered-table-cell/>
          <table:table-cell table:style-name="Tabla14.A1" table:number-rows-spanned="6" office:value-type="string">
            <text:p text:style-name="P2">Gastos de manutención (comidas)</text:p>
          </table:table-cell>
          <table:table-cell table:style-name="Tabla14.A1" table:number-rows-spanned="2" office:value-type="string">
            <text:p text:style-name="P2">Pernocta</text:p>
          </table:table-cell>
          <table:table-cell table:style-name="Tabla14.A1" table:number-columns-spanned="2" office:value-type="string">
            <text:p text:style-name="P2">En España</text:p>
          </table:table-cell>
          <table:covered-table-cell/>
          <table:table-cell table:style-name="Tabla14.A1" office:value-type="string">
            <text:p text:style-name="P2">Las cantidades que excedan de 53,34 €/día</text:p>
          </table:table-cell>
        </table:table-row>
        <table:table-row>
          <table:covered-table-cell/>
          <table:covered-table-cell/>
          <table:covered-table-cell/>
          <table:table-cell table:style-name="Tabla14.A1" table:number-columns-spanned="2" office:value-type="string">
            <text:p text:style-name="P2">Extranjero </text:p>
          </table:table-cell>
          <table:covered-table-cell/>
          <table:table-cell table:style-name="Tabla14.A1" office:value-type="string">
            <text:p text:style-name="P2">Las cantidades que excedan de 91,35 €/día</text:p>
          </table:table-cell>
        </table:table-row>
        <table:table-row>
          <table:covered-table-cell/>
          <table:covered-table-cell/>
          <table:table-cell table:style-name="Tabla14.A1" table:number-rows-spanned="4" office:value-type="string">
            <text:p text:style-name="P2">No pernocta</text:p>
          </table:table-cell>
          <table:table-cell table:style-name="Tabla14.A1" table:number-columns-spanned="2" office:value-type="string">
            <text:p text:style-name="P2">En España</text:p>
          </table:table-cell>
          <table:covered-table-cell/>
          <table:table-cell table:style-name="Tabla14.A1" office:value-type="string">
            <text:p text:style-name="P2">Las cantidades que excedan de 26,67 €/día</text:p>
          </table:table-cell>
        </table:table-row>
        <table:table-row>
          <table:covered-table-cell/>
          <table:covered-table-cell/>
          <table:covered-table-cell/>
          <table:table-cell table:style-name="Tabla14.A1" table:number-columns-spanned="2" office:value-type="string">
            <text:p text:style-name="P2">Extranjero </text:p>
          </table:table-cell>
          <table:covered-table-cell/>
          <table:table-cell table:style-name="Tabla14.A1" office:value-type="string">
            <text:p text:style-name="P2">Las cantidades que excedan de 48,08 €/día</text:p>
          </table:table-cell>
        </table:table-row>
        <table:table-row>
          <table:covered-table-cell/>
          <table:covered-table-cell/>
          <table:covered-table-cell/>
          <table:table-cell table:style-name="Tabla14.A1" table:number-rows-spanned="2" office:value-type="string">
            <text:p text:style-name="P2">Personal de vuelo</text:p>
          </table:table-cell>
          <table:table-cell table:style-name="Tabla14.A1" office:value-type="string">
            <text:p text:style-name="P2">En España</text:p>
          </table:table-cell>
          <table:table-cell table:style-name="Tabla14.A1" office:value-type="string">
            <text:p text:style-name="P2">Las cantidades que excedan de 36,06 €/dí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4.A1" office:value-type="string">
            <text:p text:style-name="P2">Extranjero</text:p>
          </table:table-cell>
          <table:table-cell table:style-name="Tabla14.A1" office:value-type="string">
            <text:p text:style-name="P2">Las cantidades que excedan de 66,11 €/día</text:p>
          </table:table-cell>
        </table:table-row>
        <table:table-row>
          <table:table-cell table:style-name="Tabla14.A1" table:number-rows-spanned="2" table:number-columns-spanned="2" office:value-type="string">
            <text:p text:style-name="P2"/>
            <text:p text:style-name="P2"/>
            <text:p text:style-name="P2"/>
            <text:p text:style-name="P2">Gastos de locomoción</text:p>
          </table:table-cell>
          <table:covered-table-cell/>
          <table:table-cell table:style-name="Tabla14.A1" table:number-columns-spanned="3" office:value-type="string">
            <text:p text:style-name="P2">Según factura o documento equivalente (transporte público)</text:p>
          </table:table-cell>
          <table:covered-table-cell/>
          <table:covered-table-cell/>
          <table:table-cell table:style-name="Tabla14.A1" office:value-type="string">
            <text:p text:style-name="P2">Las cantidades que excedan del importe justificado</text:p>
          </table:table-cell>
        </table:table-row>
        <table:table-row>
          <table:covered-table-cell/>
          <table:covered-table-cell/>
          <table:table-cell table:style-name="Tabla14.A1" table:number-columns-spanned="3" office:value-type="string">
            <text:p text:style-name="P2"/>
            <text:p text:style-name="P2"/>
            <text:p text:style-name="P2">Sin justificación de importe</text:p>
          </table:table-cell>
          <table:covered-table-cell/>
          <table:covered-table-cell/>
          <table:table-cell table:style-name="Tabla14.A1" office:value-type="string">
            <text:list xml:id="list1306321384" text:style-name="L1">
              <text:list-item>
                <text:p text:style-name="P4">Las cantidades que excedan de 0,19 €/Km</text:p>
              </text:list-item>
              <text:list-item>
                <text:p text:style-name="P4">Las cantidades que no se justifiquen de gastos de peaje y aparcamientos.</text:p>
              </text:list-item>
            </text:list>
          </table:table-cell>
        </table:table-row>
        <table:table-row>
          <table:table-cell table:style-name="Tabla14.A1" table:number-columns-spanned="5" office:value-type="string">
            <text:p text:style-name="P2">Plus de transporte y plus de distancia</text:p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">Importe total</text:p>
          </table:table-cell>
        </table:table-row>
        <table:table-row>
          <table:table-cell table:style-name="Tabla14.A1" table:number-columns-spanned="5" office:value-type="string">
            <text:p text:style-name="P2">Quebranto de moneda, prendas de trabajo y desgaste de herramientas</text:p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">Importe total</text:p>
          </table:table-cell>
        </table:table-row>
        <table:table-row>
          <table:table-cell table:style-name="Tabla14.A1" table:number-columns-spanned="5" office:value-type="string">
            <text:p text:style-name="P2"/>
            <text:p text:style-name="P2">Indemnizaciones por fallecimiento, traslados o suspensiones</text:p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">Las cantidades que excedan sobre la cantidad establecida en el convenio colectivo</text:p>
          </table:table-cell>
        </table:table-row>
        <table:table-row>
          <table:table-cell table:style-name="Tabla14.A1" table:number-columns-spanned="5" office:value-type="string">
            <text:p text:style-name="P2"/>
            <text:p text:style-name="P2">Indemnizaciones por despido</text:p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">Las cantidades que excedan sobre la cuantía establecida en el E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2-14T12:11:53.353000000</dc:date>
    <meta:editing-duration>PT51S</meta:editing-duration>
    <meta:editing-cycles>2</meta:editing-cycles>
    <meta:document-statistic meta:table-count="1" meta:image-count="0" meta:object-count="0" meta:page-count="1" meta:paragraph-count="37" meta:word-count="207" meta:character-count="1327" meta:non-whitespace-character-count="1157"/>
  </office:meta>
</office:document-meta>
</file>